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 style:list-style-name="L5">
      <style:text-properties fo:font-weight="bold" style:font-weight-asian="bold" style:font-weight-complex="bold"/>
    </style:style>
    <style:style style:name="P6" style:family="paragraph" style:parent-style-name="Standard" style:list-style-name="L6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 style:list-style-name="L4">
      <style:text-properties fo:font-weight="normal" style:font-weight-asian="normal" style:font-weight-complex="normal"/>
    </style:style>
    <style:style style:name="P12" style:family="paragraph" style:parent-style-name="Standard" style:list-style-name="L1"/>
    <style:style style:name="P13" style:family="paragraph" style:parent-style-name="Standard" style:list-style-name="L6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:</text:p>
      <text:p text:style-name="P1"><text:span text:style-name="T1"/></text:p>
      <text:p text:style-name="P1"><text:span text:style-name="T1">Josie zieht vom Wald von Sir Eichenborke aus los um mehr über Ihrer Herkunft zu erfahren. Die Bitte von Eichenborke im Hinterkopf!</text:span></text:p>
      <text:p text:style-name="P1"><text:span text:style-name="T1"/></text:p>
      <text:p text:style-name="P1"><text:span text:style-name="T1">Ihr weg füht Sie in ein ödes Land. Trocken und staubig. Sie kommt in das Reich des Elements der Erde aber irgendwas scheint anders zu sein.</text:span></text:p>
      <text:p text:style-name="P1"><text:span text:style-name="T1"/></text:p>
      <text:p text:style-name="P1">Level 1-1:</text:p>
      <text:p text:style-name="P1"/>
      <text:list xml:id="list147616887645654795" text:style-name="L1">
        <text:list-item>
          <text:p text:style-name="P2">Hintergrund<text:tab/></text:p>
          <text:list>
            <text:list-item>
              <text:p text:style-name="P8">vereinzelt verbrannte/verdorrte Bäume</text:p>
            </text:list-item>
            <text:list-item>
              <text:p text:style-name="P8">strahlender Sonnenschein</text:p>
            </text:list-item>
            <text:list-item>
              <text:p text:style-name="P8">keine Wolke</text:p>
            </text:list-item>
            <text:list-item>
              <text:p text:style-name="P8">Steppe</text:p>
            </text:list-item>
            <text:list-item>
              <text:p text:style-name="P8">vertrocknete Sträucher</text:p>
            </text:list-item>
            <text:list-item>
              <text:p text:style-name="P8">Grüntöne vorhanden, wenig in braun bzw. beige</text:p>
            </text:list-item>
          </text:list>
        </text:list-item>
        <text:list-item>
          <text:p text:style-name="P2">Hindernisse</text:p>
          <text:list>
            <text:list-item>
              <text:p text:style-name="P12"><text:span text:style-name="T1">Blöcke(Steine(braun)), <text:s/>verdorrte Äste auf dem Boden</text:span></text:p>
            </text:list-item>
            <text:list-item>
              <text:p text:style-name="P12"><text:span text:style-name="T1">Löcher</text:span></text:p>
            </text:list-item>
            <text:list-item>
              <text:p text:style-name="P12"><text:span text:style-name="T1">Hügel(Maulwurfshügel)</text:span></text:p>
            </text:list-item>
            <text:list-item>
              <text:p text:style-name="P12"><text:span text:style-name="T1">vertrocknete Sträucher(Kugel, wie in den Filmen :P)</text:span></text:p>
            </text:list-item>
          </text:list>
        </text:list-item>
      </text:list>
      <text:p text:style-name="P1">Level 1-2:</text:p>
      <text:p text:style-name="P1"><text:tab/><text:tab/></text:p>
      <text:list xml:id="list1737601256073659767" text:style-name="L2">
        <text:list-item>
          <text:p text:style-name="P3">Hintergrund</text:p>
          <text:list>
            <text:list-item>
              <text:p text:style-name="P9">Steppe</text:p>
            </text:list-item>
            <text:list-item>
              <text:p text:style-name="P9">keine Bäume mehr</text:p>
            </text:list-item>
            <text:list-item>
              <text:p text:style-name="P9">vertrocknete Sträucher</text:p>
            </text:list-item>
            <text:list-item>
              <text:p text:style-name="P9">mehr Sonne (alles Heller)</text:p>
            </text:list-item>
            <text:list-item>
              <text:p text:style-name="P9">Grüntöne verschwinden, überwiegend beige</text:p>
            </text:list-item>
          </text:list>
        </text:list-item>
        <text:list-item>
          <text:p text:style-name="P3">Hindernisse</text:p>
          <text:list>
            <text:list-item>
              <text:p text:style-name="P9">Blöcke( Steine mit leichtem roten Touch(Lava), Äste auf dem Boden</text:p>
            </text:list-item>
            <text:list-item>
              <text:p text:style-name="P9">Löcher (später mit Lava gefüllt)</text:p>
            </text:list-item>
            <text:list-item>
              <text:p text:style-name="P9">Feuer</text:p>
            </text:list-item>
            <text:list-item>
              <text:p text:style-name="P9">Hügel</text:p>
            </text:list-item>
          </text:list>
        </text:list-item>
      </text:list>
      <text:p text:style-name="P1">Level 1-3:</text:p>
      <text:list xml:id="list1532995600013838210" text:style-name="L3">
        <text:list-item>
          <text:p text:style-name="P4">Hintergrund</text:p>
          <text:list>
            <text:list-item>
              <text:p text:style-name="P10">Steppe fast Wüstengleich</text:p>
            </text:list-item>
            <text:list-item>
              <text:p text:style-name="P10">keine Sträucher mehr</text:p>
            </text:list-item>
            <text:list-item>
              <text:p text:style-name="P10">Viel Sonne :P</text:p>
            </text:list-item>
            <text:list-item>
              <text:p text:style-name="P10">Keine Grüntöne. Nur noch verdorrtes Braun bzw. beige</text:p>
            </text:list-item>
          </text:list>
        </text:list-item>
        <text:list-item>
          <text:p text:style-name="P4">Hindernisse</text:p>
          <text:list>
            <text:list-item>
              <text:p text:style-name="P10">Blöcke (Lava/Feuer Steine)</text:p>
            </text:list-item>
            <text:list-item>
              <text:p text:style-name="P10">Löcher mit Lava/Feuer</text:p>
            </text:list-item>
            <text:list-item>
              <text:p text:style-name="P10">Feuerfontänen</text:p>
            </text:list-item>
            <text:list-item>
              <text:p text:style-name="P10">vereinzelt Hügel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1"><text:soft-page-break/>Level 1 Boss:</text:p>
      <text:list xml:id="list4126154496821922286" text:style-name="L4">
        <text:list-item>
          <text:p text:style-name="P11">Feuerdrache </text:p>
        </text:list-item>
        <text:list-item>
          <text:p text:style-name="P11">Lässt Boden brennen</text:p>
        </text:list-item>
        <text:list-item>
          <text:p text:style-name="P11">Schwanzhieb</text:p>
        </text:list-item>
        <text:list-item>
          <text:p text:style-name="P11">Schwachstelle: Flügel</text:p>
        </text:list-item>
        <text:list-item>
          <text:p text:style-name="P11">Niest Feuer</text:p>
        </text:list-item>
      </text:list>
      <text:p text:style-name="P7"/>
      <text:p text:style-name="P1">Cutscene:</text:p>
      <text:list xml:id="list4924116677030259383" text:style-name="L5">
        <text:list-item>
          <text:list>
            <text:list-item>
              <text:p text:style-name="P5"><text:span text:style-name="T1">Josie gelangt auf eine große Fläche</text:span></text:p>
            </text:list-item>
            <text:list-item>
              <text:p text:style-name="P5"><text:span text:style-name="T1">Über ihr fliegt ein Schatten hinweg</text:span></text:p>
            </text:list-item>
            <text:list-item>
              <text:p text:style-name="P5"><text:span text:style-name="T1">Josie erkennt Drache und merkt das hier der falsche Elementlord residiert</text:span></text:p>
            </text:list-item>
          </text:list>
        </text:list-item>
      </text:list>
      <text:p text:style-name="P1"><text:span text:style-name="T1"/></text:p>
      <text:list xml:id="list40443113" text:continue-numbering="true" text:style-name="L5">
        <text:list-item>
          <text:p text:style-name="P5">Dialog:</text:p>
          <text:list>
            <text:list-item>
              <text:p text:style-name="P5">Josie: <text:span text:style-name="T1">Fragt wieso Drache hier ist. </text:span></text:p>
            </text:list-item>
            <text:list-item>
              <text:p text:style-name="P5"><text:span text:style-name="T1">Normal müsste hier Erde sein</text:span></text:p>
            </text:list-item>
            <text:list-item>
              <text:p text:style-name="P5">Drache:<text:span text:style-name="T1"> Ist wütend. War Plötzlich hier. Verträgt Erdumgebung nicht → Heuschnupfen</text:span></text:p>
            </text:list-item>
            <text:list-item>
              <text:p text:style-name="P5"><text:span text:style-name="T1">Greift Josie an!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Nach Kampf</text:p>
      <text:list xml:id="list8779661693367028283" text:style-name="L6">
        <text:list-item>
          <text:list>
            <text:list-item>
              <text:p text:style-name="P6"><text:span text:style-name="T1">Drache gibt sich geschlagen</text:span></text:p>
            </text:list-item>
            <text:list-item>
              <text:p text:style-name="P6"><text:span text:style-name="T1">Will nach Hause kennt aber den Weg nicht</text:span></text:p>
            </text:list-item>
            <text:list-item>
              <text:p text:style-name="P6"><text:span text:style-name="T1">Dracheneier warten daheim</text:span></text:p>
            </text:list-item>
            <text:list-item>
              <text:p text:style-name="P6"><text:span text:style-name="T1">Drache kann sich noch an großen Tiefschwarzen Schatten erinnern</text:span></text:p>
            </text:list-item>
          </text:list>
        </text:list-item>
      </text:list>
      <text:p text:style-name="P1"><text:span text:style-name="T1"/></text:p>
      <text:list xml:id="list40462234" text:continue-numbering="true" text:style-name="L6">
        <text:list-item>
          <text:p text:style-name="P13"><text:span text:style-name="T2">Dialog:</text:span></text:p>
          <text:list>
            <text:list-item>
              <text:p text:style-name="P13"><text:span text:style-name="T2">Josie: </text:span><text:span text:style-name="T1">Will Drachen nach hause bringen weiß aber nicht wo er wohnt</text:span></text:p>
            </text:list-item>
            <text:list-item>
              <text:p text:style-name="P6">Drache:<text:span text:style-name="T1"> Weiß es auch nicht mehr und will von Josie das Sie es herausfindet. Und sie soll sich beeilen.</text:span></text:p>
              <text:list>
                <text:list-item>
                  <text:p text:style-name="P6"><text:span text:style-name="T1">Besucht solange Sir Eichenborke</text:span></text:p>
                </text:list-item>
              </text:list>
            </text:list-item>
            <text:list-item>
              <text:p text:style-name="P6">Josie: <text:span text:style-name="T1">Stimmt dem zu und bitte nicht den ganzen Wald abzubrennen.</text:span></text:p>
            </text:list-item>
          </text:list>
        </text:list-item>
      </text:list>
      <text:p text:style-name="P1"/>
      <text:p text:style-name="P1"><text:tab/><text:span text:style-name="T1">-Drache dankt Josie und gibt ihr eine Schuppe von ihrem Panz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01T19:45:20.18</meta:creation-date>
    <dc:date>2015-05-01T20:28:33.03</dc:date>
    <meta:editing-duration>PT12M31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2" meta:paragraph-count="66" meta:word-count="352" meta:character-count="2013"/>
  </office:meta>
</office:document-meta>
</file>